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73869A29CDDE974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63cm" svg:height="8.63cm" svg:x="1.68cm" svg:y="6.03cm">
          <draw:image xlink:href="Pictures/10000000000001F4000001F473869A29CDDE974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15T10:19:59.009377403</dc:date>
    <meta:editing-duration>PT56S</meta:editing-duration>
    <meta:editing-cycles>1</meta:editing-cycles>
    <meta:document-statistic meta:object-count="1"/>
    <meta:generator>LibreOffice/5.0.2.2$Linux_X86_64 LibreOffice_project/00m0$Build-2</meta:generator>
  </office:meta>
</office:document-meta>
</file>